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9.72mm"/>
    </style:style>
    <style:style style:name="co3" style:family="table-column">
      <style:table-column-properties fo:break-before="auto" style:column-width="32.6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4.log" table:style-name="ta1">
        <table:shapes>
          <draw:frame draw:z-index="0" draw:style-name="gr1" draw:text-style-name="P1" svg:width="159.99mm" svg:height="89.99mm" svg:x="78.09mm" svg:y="1mm">
            <loext:p draw:notify-on-update-of-ranges="'cameraslog_4.log'.A2:'cameraslog_4.log'.A1001 'cameraslog_4.log'.B1:'cameraslog_4.log'.B1 'cameraslog_4.log'.B2:'cameraslog_4.log'.B1001 'cameraslog_4.log'.A2:'cameraslog_4.log'.A1001 'cameraslog_4.log'.C1:'cameraslog_4.log'.C1 'cameraslog_4.log'.C2:'cameraslog_4.log'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572056" calcext:value-type="float">
            <text:p>13,57205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5205" calcext:value-type="float">
            <text:p>13,352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266589" calcext:value-type="float">
            <text:p>13,2665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674235" calcext:value-type="float">
            <text:p>12,6742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920302" calcext:value-type="float">
            <text:p>12,9203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250779" calcext:value-type="float">
            <text:p>13,2507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393717" calcext:value-type="float">
            <text:p>13,3937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561761" calcext:value-type="float">
            <text:p>13,56176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794833" calcext:value-type="float">
            <text:p>13,7948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66489" calcext:value-type="float">
            <text:p>13,56648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.566489" calcext:value-type="float">
            <text:p>13,56648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.072435" calcext:value-type="float">
            <text:p>14,0724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.79399" calcext:value-type="float">
            <text:p>13,793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.566336" calcext:value-type="float">
            <text:p>14,56633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.890354" calcext:value-type="float">
            <text:p>14,89035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.675007" calcext:value-type="float">
            <text:p>14,6750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.675007" calcext:value-type="float">
            <text:p>14,6750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.675007" calcext:value-type="float">
            <text:p>14,6750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.675007" calcext:value-type="float">
            <text:p>14,6750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.693607" calcext:value-type="float">
            <text:p>14,69360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.17287" calcext:value-type="float">
            <text:p>14,1728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.192401" calcext:value-type="float">
            <text:p>14,19240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.192401" calcext:value-type="float">
            <text:p>14,19240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.470869" calcext:value-type="float">
            <text:p>14,47086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.997386" calcext:value-type="float">
            <text:p>13,99738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.094856" calcext:value-type="float">
            <text:p>14,09485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.094856" calcext:value-type="float">
            <text:p>14,09485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.094856" calcext:value-type="float">
            <text:p>14,09485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.094856" calcext:value-type="float">
            <text:p>14,09485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.094856" calcext:value-type="float">
            <text:p>14,09485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.874809" calcext:value-type="float">
            <text:p>13,8748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.713244" calcext:value-type="float">
            <text:p>13,71324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.96578" calcext:value-type="float">
            <text:p>13,9657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.887809" calcext:value-type="float">
            <text:p>13,8878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.887809" calcext:value-type="float">
            <text:p>13,8878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.648264" calcext:value-type="float">
            <text:p>13,64826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.024232" calcext:value-type="float">
            <text:p>14,02423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.024232" calcext:value-type="float">
            <text:p>14,02423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.828475" calcext:value-type="float">
            <text:p>13,82847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.45248" calcext:value-type="float">
            <text:p>13,4524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.022824" calcext:value-type="float">
            <text:p>13,0228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.022824" calcext:value-type="float">
            <text:p>13,0228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.309535" calcext:value-type="float">
            <text:p>13,3095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.309535" calcext:value-type="float">
            <text:p>13,3095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.309535" calcext:value-type="float">
            <text:p>13,3095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.309535" calcext:value-type="float">
            <text:p>13,3095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.309535" calcext:value-type="float">
            <text:p>13,3095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.309535" calcext:value-type="float">
            <text:p>13,3095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.309535" calcext:value-type="float">
            <text:p>13,3095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.309535" calcext:value-type="float">
            <text:p>13,3095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.309535" calcext:value-type="float">
            <text:p>13,3095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.309535" calcext:value-type="float">
            <text:p>13,3095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.309535" calcext:value-type="float">
            <text:p>13,3095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.309535" calcext:value-type="float">
            <text:p>13,3095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.814811" calcext:value-type="float">
            <text:p>12,81481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.814811" calcext:value-type="float">
            <text:p>12,81481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.814811" calcext:value-type="float">
            <text:p>12,81481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.715963" calcext:value-type="float">
            <text:p>11,71596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.715963" calcext:value-type="float">
            <text:p>11,71596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.715963" calcext:value-type="float">
            <text:p>11,71596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.715963" calcext:value-type="float">
            <text:p>11,71596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.715963" calcext:value-type="float">
            <text:p>11,71596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.715963" calcext:value-type="float">
            <text:p>11,71596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.715963" calcext:value-type="float">
            <text:p>11,71596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.715963" calcext:value-type="float">
            <text:p>11,71596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.715963" calcext:value-type="float">
            <text:p>11,71596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.715954" calcext:value-type="float">
            <text:p>11,71595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.715954" calcext:value-type="float">
            <text:p>11,71595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.715954" calcext:value-type="float">
            <text:p>11,71595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.715954" calcext:value-type="float">
            <text:p>11,71595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.715954" calcext:value-type="float">
            <text:p>11,71595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.715954" calcext:value-type="float">
            <text:p>11,71595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.866323" calcext:value-type="float">
            <text:p>11,8663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.845932" calcext:value-type="float">
            <text:p>11,8459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.117925" calcext:value-type="float">
            <text:p>12,1179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.117925" calcext:value-type="float">
            <text:p>12,1179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.117925" calcext:value-type="float">
            <text:p>12,1179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.117925" calcext:value-type="float">
            <text:p>12,1179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.117925" calcext:value-type="float">
            <text:p>12,1179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.117925" calcext:value-type="float">
            <text:p>12,1179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.117925" calcext:value-type="float">
            <text:p>12,1179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.117925" calcext:value-type="float">
            <text:p>12,1179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.117925" calcext:value-type="float">
            <text:p>12,1179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.117925" calcext:value-type="float">
            <text:p>12,1179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.117925" calcext:value-type="float">
            <text:p>12,1179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.117925" calcext:value-type="float">
            <text:p>12,1179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.117925" calcext:value-type="float">
            <text:p>12,1179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.117925" calcext:value-type="float">
            <text:p>12,1179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.865415" calcext:value-type="float">
            <text:p>11,86541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.450461" calcext:value-type="float">
            <text:p>11,45046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.450461" calcext:value-type="float">
            <text:p>11,45046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.450461" calcext:value-type="float">
            <text:p>11,45046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.392869" calcext:value-type="float">
            <text:p>11,39286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.231303" calcext:value-type="float">
            <text:p>11,23130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.392882" calcext:value-type="float">
            <text:p>11,39288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.392882" calcext:value-type="float">
            <text:p>11,39288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.321382" calcext:value-type="float">
            <text:p>11,32138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.321382" calcext:value-type="float">
            <text:p>11,32138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.321382" calcext:value-type="float">
            <text:p>11,32138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.321382" calcext:value-type="float">
            <text:p>11,32138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.29451" calcext:value-type="float">
            <text:p>11,294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.262032" calcext:value-type="float">
            <text:p>11,26203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.262032" calcext:value-type="float">
            <text:p>11,26203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.262032" calcext:value-type="float">
            <text:p>11,26203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.262032" calcext:value-type="float">
            <text:p>11,26203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.262032" calcext:value-type="float">
            <text:p>11,26203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.262032" calcext:value-type="float">
            <text:p>11,26203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.262032" calcext:value-type="float">
            <text:p>11,26203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.126516" calcext:value-type="float">
            <text:p>11,12651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.126516" calcext:value-type="float">
            <text:p>11,12651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.009543" calcext:value-type="float">
            <text:p>11,00954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.009543" calcext:value-type="float">
            <text:p>11,00954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.009543" calcext:value-type="float">
            <text:p>11,00954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.009543" calcext:value-type="float">
            <text:p>11,00954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.009543" calcext:value-type="float">
            <text:p>11,00954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.009543" calcext:value-type="float">
            <text:p>11,00954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.80248" calcext:value-type="float">
            <text:p>10,802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.80248" calcext:value-type="float">
            <text:p>10,802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.80248" calcext:value-type="float">
            <text:p>10,802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.80248" calcext:value-type="float">
            <text:p>10,802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.80248" calcext:value-type="float">
            <text:p>10,802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.80248" calcext:value-type="float">
            <text:p>10,802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.80248" calcext:value-type="float">
            <text:p>10,802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.80248" calcext:value-type="float">
            <text:p>10,802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.80248" calcext:value-type="float">
            <text:p>10,802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.80248" calcext:value-type="float">
            <text:p>10,802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.80248" calcext:value-type="float">
            <text:p>10,802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.893459" calcext:value-type="float">
            <text:p>10,8934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.912013" calcext:value-type="float">
            <text:p>10,91201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.912013" calcext:value-type="float">
            <text:p>10,91201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.893394" calcext:value-type="float">
            <text:p>10,89339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.893394" calcext:value-type="float">
            <text:p>10,89339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.893394" calcext:value-type="float">
            <text:p>10,89339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.893394" calcext:value-type="float">
            <text:p>10,89339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.789456" calcext:value-type="float">
            <text:p>10,78945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.633492" calcext:value-type="float">
            <text:p>10,63349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.633492" calcext:value-type="float">
            <text:p>10,63349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.633492" calcext:value-type="float">
            <text:p>10,63349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.633492" calcext:value-type="float">
            <text:p>10,63349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.633492" calcext:value-type="float">
            <text:p>10,63349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.413483" calcext:value-type="float">
            <text:p>10,4134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.413483" calcext:value-type="float">
            <text:p>10,4134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.413483" calcext:value-type="float">
            <text:p>10,4134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.413483" calcext:value-type="float">
            <text:p>10,4134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.413483" calcext:value-type="float">
            <text:p>10,4134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.413483" calcext:value-type="float">
            <text:p>10,4134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.413483" calcext:value-type="float">
            <text:p>10,4134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.413483" calcext:value-type="float">
            <text:p>10,4134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.413483" calcext:value-type="float">
            <text:p>10,4134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.413483" calcext:value-type="float">
            <text:p>10,4134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.413483" calcext:value-type="float">
            <text:p>10,4134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.413483" calcext:value-type="float">
            <text:p>10,4134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.413483" calcext:value-type="float">
            <text:p>10,4134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.413483" calcext:value-type="float">
            <text:p>10,4134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.413483" calcext:value-type="float">
            <text:p>10,4134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.413483" calcext:value-type="float">
            <text:p>10,4134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.413483" calcext:value-type="float">
            <text:p>10,4134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.413483" calcext:value-type="float">
            <text:p>10,4134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.413483" calcext:value-type="float">
            <text:p>10,4134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.413483" calcext:value-type="float">
            <text:p>10,4134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.173929" calcext:value-type="float">
            <text:p>10,1739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.088589" calcext:value-type="float">
            <text:p>10,08858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.088589" calcext:value-type="float">
            <text:p>10,08858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.088589" calcext:value-type="float">
            <text:p>10,08858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.088589" calcext:value-type="float">
            <text:p>10,08858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.088589" calcext:value-type="float">
            <text:p>10,08858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.088589" calcext:value-type="float">
            <text:p>10,08858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.088589" calcext:value-type="float">
            <text:p>10,08858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.088589" calcext:value-type="float">
            <text:p>10,08858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.088589" calcext:value-type="float">
            <text:p>10,08858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.088589" calcext:value-type="float">
            <text:p>10,08858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.088589" calcext:value-type="float">
            <text:p>10,08858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.088589" calcext:value-type="float">
            <text:p>10,08858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.088589" calcext:value-type="float">
            <text:p>10,08858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.823054" calcext:value-type="float">
            <text:p>9,8230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.823054" calcext:value-type="float">
            <text:p>9,8230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.823054" calcext:value-type="float">
            <text:p>9,8230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.823054" calcext:value-type="float">
            <text:p>9,8230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.823054" calcext:value-type="float">
            <text:p>9,8230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.823054" calcext:value-type="float">
            <text:p>9,8230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.823054" calcext:value-type="float">
            <text:p>9,8230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.823054" calcext:value-type="float">
            <text:p>9,8230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.823054" calcext:value-type="float">
            <text:p>9,8230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.849023" calcext:value-type="float">
            <text:p>9,8490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.849023" calcext:value-type="float">
            <text:p>9,8490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.849023" calcext:value-type="float">
            <text:p>9,8490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.849023" calcext:value-type="float">
            <text:p>9,8490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.849023" calcext:value-type="float">
            <text:p>9,8490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.849023" calcext:value-type="float">
            <text:p>9,8490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.849023" calcext:value-type="float">
            <text:p>9,8490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.849023" calcext:value-type="float">
            <text:p>9,8490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.849023" calcext:value-type="float">
            <text:p>9,8490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.849023" calcext:value-type="float">
            <text:p>9,8490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.849023" calcext:value-type="float">
            <text:p>9,8490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.849023" calcext:value-type="float">
            <text:p>9,8490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.849023" calcext:value-type="float">
            <text:p>9,8490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.849023" calcext:value-type="float">
            <text:p>9,8490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.849023" calcext:value-type="float">
            <text:p>9,8490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.849023" calcext:value-type="float">
            <text:p>9,8490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.849023" calcext:value-type="float">
            <text:p>9,8490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.849023" calcext:value-type="float">
            <text:p>9,8490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.849023" calcext:value-type="float">
            <text:p>9,8490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9.849023" calcext:value-type="float">
            <text:p>9,8490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9.849023" calcext:value-type="float">
            <text:p>9,8490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.849023" calcext:value-type="float">
            <text:p>9,8490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.849023" calcext:value-type="float">
            <text:p>9,8490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9.849023" calcext:value-type="float">
            <text:p>9,8490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9.849023" calcext:value-type="float">
            <text:p>9,8490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.849023" calcext:value-type="float">
            <text:p>9,8490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.849023" calcext:value-type="float">
            <text:p>9,8490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.810941" calcext:value-type="float">
            <text:p>9,81094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9.810941" calcext:value-type="float">
            <text:p>9,81094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.810941" calcext:value-type="float">
            <text:p>9,81094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9.810941" calcext:value-type="float">
            <text:p>9,81094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.810941" calcext:value-type="float">
            <text:p>9,81094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9.738598" calcext:value-type="float">
            <text:p>9,7385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9.635484" calcext:value-type="float">
            <text:p>9,63548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9.797073" calcext:value-type="float">
            <text:p>9,79707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9.797073" calcext:value-type="float">
            <text:p>9,79707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9.797073" calcext:value-type="float">
            <text:p>9,79707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.797073" calcext:value-type="float">
            <text:p>9,79707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9.797073" calcext:value-type="float">
            <text:p>9,79707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9.797073" calcext:value-type="float">
            <text:p>9,79707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9.797073" calcext:value-type="float">
            <text:p>9,79707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9.797073" calcext:value-type="float">
            <text:p>9,79707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9.797073" calcext:value-type="float">
            <text:p>9,79707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9.797073" calcext:value-type="float">
            <text:p>9,79707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9.797073" calcext:value-type="float">
            <text:p>9,79707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.796132" calcext:value-type="float">
            <text:p>9,7961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9.783117" calcext:value-type="float">
            <text:p>9,7831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9.790493" calcext:value-type="float">
            <text:p>9,79049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9.790493" calcext:value-type="float">
            <text:p>9,79049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9.757154" calcext:value-type="float">
            <text:p>9,75715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9.757154" calcext:value-type="float">
            <text:p>9,75715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9.757154" calcext:value-type="float">
            <text:p>9,75715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9.673614" calcext:value-type="float">
            <text:p>9,6736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9.673614" calcext:value-type="float">
            <text:p>9,6736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9.673614" calcext:value-type="float">
            <text:p>9,6736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9.673614" calcext:value-type="float">
            <text:p>9,6736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9.673614" calcext:value-type="float">
            <text:p>9,6736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9.673614" calcext:value-type="float">
            <text:p>9,6736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9.673614" calcext:value-type="float">
            <text:p>9,6736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9.673614" calcext:value-type="float">
            <text:p>9,6736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9.673614" calcext:value-type="float">
            <text:p>9,6736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9.673614" calcext:value-type="float">
            <text:p>9,6736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9.673614" calcext:value-type="float">
            <text:p>9,6736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9.673614" calcext:value-type="float">
            <text:p>9,6736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9.673614" calcext:value-type="float">
            <text:p>9,6736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9.673614" calcext:value-type="float">
            <text:p>9,6736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9.673614" calcext:value-type="float">
            <text:p>9,6736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9.673614" calcext:value-type="float">
            <text:p>9,6736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9.673614" calcext:value-type="float">
            <text:p>9,6736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9.673614" calcext:value-type="float">
            <text:p>9,6736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9.673614" calcext:value-type="float">
            <text:p>9,6736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9.673614" calcext:value-type="float">
            <text:p>9,6736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9.673614" calcext:value-type="float">
            <text:p>9,6736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9.673614" calcext:value-type="float">
            <text:p>9,6736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9.673614" calcext:value-type="float">
            <text:p>9,6736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9.673614" calcext:value-type="float">
            <text:p>9,6736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9.673614" calcext:value-type="float">
            <text:p>9,6736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9.673614" calcext:value-type="float">
            <text:p>9,6736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9.673614" calcext:value-type="float">
            <text:p>9,6736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9.673614" calcext:value-type="float">
            <text:p>9,6736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9.673614" calcext:value-type="float">
            <text:p>9,6736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9.673614" calcext:value-type="float">
            <text:p>9,6736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9.673614" calcext:value-type="float">
            <text:p>9,6736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9.673614" calcext:value-type="float">
            <text:p>9,6736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.673614" calcext:value-type="float">
            <text:p>9,6736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9.673614" calcext:value-type="float">
            <text:p>9,6736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9.673614" calcext:value-type="float">
            <text:p>9,6736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9.673614" calcext:value-type="float">
            <text:p>9,6736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9.673614" calcext:value-type="float">
            <text:p>9,6736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9.673614" calcext:value-type="float">
            <text:p>9,6736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.673614" calcext:value-type="float">
            <text:p>9,6736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9.673614" calcext:value-type="float">
            <text:p>9,6736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9.673614" calcext:value-type="float">
            <text:p>9,6736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9.673614" calcext:value-type="float">
            <text:p>9,6736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9.673614" calcext:value-type="float">
            <text:p>9,6736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9.673614" calcext:value-type="float">
            <text:p>9,6736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9.673614" calcext:value-type="float">
            <text:p>9,6736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9.673614" calcext:value-type="float">
            <text:p>9,6736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9.673614" calcext:value-type="float">
            <text:p>9,6736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9.673614" calcext:value-type="float">
            <text:p>9,6736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.673614" calcext:value-type="float">
            <text:p>9,6736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9.673614" calcext:value-type="float">
            <text:p>9,6736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9.673614" calcext:value-type="float">
            <text:p>9,6736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9.434085" calcext:value-type="float">
            <text:p>9,43408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9.434085" calcext:value-type="float">
            <text:p>9,43408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9.434085" calcext:value-type="float">
            <text:p>9,43408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9.434085" calcext:value-type="float">
            <text:p>9,43408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9.434085" calcext:value-type="float">
            <text:p>9,43408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9.434085" calcext:value-type="float">
            <text:p>9,43408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9.434085" calcext:value-type="float">
            <text:p>9,43408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9.434085" calcext:value-type="float">
            <text:p>9,43408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9.434085" calcext:value-type="float">
            <text:p>9,43408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9.434085" calcext:value-type="float">
            <text:p>9,43408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9.434085" calcext:value-type="float">
            <text:p>9,43408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9.434085" calcext:value-type="float">
            <text:p>9,43408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9.434085" calcext:value-type="float">
            <text:p>9,43408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9.4081" calcext:value-type="float">
            <text:p>9,40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9.4081" calcext:value-type="float">
            <text:p>9,40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9.4081" calcext:value-type="float">
            <text:p>9,40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9.4081" calcext:value-type="float">
            <text:p>9,40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.4081" calcext:value-type="float">
            <text:p>9,40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9.4081" calcext:value-type="float">
            <text:p>9,40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9.4081" calcext:value-type="float">
            <text:p>9,40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9.4081" calcext:value-type="float">
            <text:p>9,40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9.375599" calcext:value-type="float">
            <text:p>9,3755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.375599" calcext:value-type="float">
            <text:p>9,3755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9.375599" calcext:value-type="float">
            <text:p>9,3755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9.375599" calcext:value-type="float">
            <text:p>9,3755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9.375599" calcext:value-type="float">
            <text:p>9,3755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9.375599" calcext:value-type="float">
            <text:p>9,3755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9.375599" calcext:value-type="float">
            <text:p>9,3755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9.375599" calcext:value-type="float">
            <text:p>9,3755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9.375599" calcext:value-type="float">
            <text:p>9,3755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9.375599" calcext:value-type="float">
            <text:p>9,3755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9.375599" calcext:value-type="float">
            <text:p>9,3755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9.375599" calcext:value-type="float">
            <text:p>9,3755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9.375599" calcext:value-type="float">
            <text:p>9,3755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9.375599" calcext:value-type="float">
            <text:p>9,3755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9.375599" calcext:value-type="float">
            <text:p>9,3755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9.375599" calcext:value-type="float">
            <text:p>9,3755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.36998" calcext:value-type="float">
            <text:p>9,369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9.36998" calcext:value-type="float">
            <text:p>9,369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9.36998" calcext:value-type="float">
            <text:p>9,369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9.36998" calcext:value-type="float">
            <text:p>9,369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9.36998" calcext:value-type="float">
            <text:p>9,369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9.36998" calcext:value-type="float">
            <text:p>9,369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9.36998" calcext:value-type="float">
            <text:p>9,369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9.36998" calcext:value-type="float">
            <text:p>9,369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9.36998" calcext:value-type="float">
            <text:p>9,369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9.36998" calcext:value-type="float">
            <text:p>9,369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9.36998" calcext:value-type="float">
            <text:p>9,369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9.297606" calcext:value-type="float">
            <text:p>9,29760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9.297606" calcext:value-type="float">
            <text:p>9,29760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9.297606" calcext:value-type="float">
            <text:p>9,29760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9.297606" calcext:value-type="float">
            <text:p>9,29760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9.297606" calcext:value-type="float">
            <text:p>9,29760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9.297606" calcext:value-type="float">
            <text:p>9,29760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9.297606" calcext:value-type="float">
            <text:p>9,29760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9.297606" calcext:value-type="float">
            <text:p>9,29760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9.297606" calcext:value-type="float">
            <text:p>9,29760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9.297606" calcext:value-type="float">
            <text:p>9,29760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9.297606" calcext:value-type="float">
            <text:p>9,29760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9.297606" calcext:value-type="float">
            <text:p>9,29760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9.297606" calcext:value-type="float">
            <text:p>9,29760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9.297606" calcext:value-type="float">
            <text:p>9,29760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9.297606" calcext:value-type="float">
            <text:p>9,29760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9.23349" calcext:value-type="float">
            <text:p>9,233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9.23349" calcext:value-type="float">
            <text:p>9,233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9.23349" calcext:value-type="float">
            <text:p>9,233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9.23349" calcext:value-type="float">
            <text:p>9,233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9.23349" calcext:value-type="float">
            <text:p>9,233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9.23349" calcext:value-type="float">
            <text:p>9,233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9.23349" calcext:value-type="float">
            <text:p>9,233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9.23349" calcext:value-type="float">
            <text:p>9,233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9.23349" calcext:value-type="float">
            <text:p>9,233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9.23349" calcext:value-type="float">
            <text:p>9,233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9.23349" calcext:value-type="float">
            <text:p>9,233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9.23349" calcext:value-type="float">
            <text:p>9,233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9.23349" calcext:value-type="float">
            <text:p>9,233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9.23349" calcext:value-type="float">
            <text:p>9,233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9.23349" calcext:value-type="float">
            <text:p>9,233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9.23349" calcext:value-type="float">
            <text:p>9,233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9.23349" calcext:value-type="float">
            <text:p>9,233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9.23349" calcext:value-type="float">
            <text:p>9,233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9.23349" calcext:value-type="float">
            <text:p>9,233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9.23349" calcext:value-type="float">
            <text:p>9,233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9.23349" calcext:value-type="float">
            <text:p>9,233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9.23349" calcext:value-type="float">
            <text:p>9,233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9.23349" calcext:value-type="float">
            <text:p>9,233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9.23349" calcext:value-type="float">
            <text:p>9,233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9.175919" calcext:value-type="float">
            <text:p>9,17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9.15552" calcext:value-type="float">
            <text:p>9,155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9.15552" calcext:value-type="float">
            <text:p>9,155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9.15552" calcext:value-type="float">
            <text:p>9,155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9.15552" calcext:value-type="float">
            <text:p>9,155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9.15552" calcext:value-type="float">
            <text:p>9,155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9.15552" calcext:value-type="float">
            <text:p>9,155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9.15552" calcext:value-type="float">
            <text:p>9,155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9.15552" calcext:value-type="float">
            <text:p>9,155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9.15552" calcext:value-type="float">
            <text:p>9,155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9.15552" calcext:value-type="float">
            <text:p>9,155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9.15552" calcext:value-type="float">
            <text:p>9,155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9.15552" calcext:value-type="float">
            <text:p>9,155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9.15552" calcext:value-type="float">
            <text:p>9,155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9.15552" calcext:value-type="float">
            <text:p>9,155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9.15552" calcext:value-type="float">
            <text:p>9,155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9.15552" calcext:value-type="float">
            <text:p>9,155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9.15552" calcext:value-type="float">
            <text:p>9,155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9.15552" calcext:value-type="float">
            <text:p>9,155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9.15552" calcext:value-type="float">
            <text:p>9,155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9.15552" calcext:value-type="float">
            <text:p>9,155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9.15552" calcext:value-type="float">
            <text:p>9,155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9.15552" calcext:value-type="float">
            <text:p>9,155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9.15552" calcext:value-type="float">
            <text:p>9,155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9.15552" calcext:value-type="float">
            <text:p>9,155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9.006981" calcext:value-type="float">
            <text:p>9,00698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8.986614" calcext:value-type="float">
            <text:p>8,9866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8.986614" calcext:value-type="float">
            <text:p>8,9866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8.986614" calcext:value-type="float">
            <text:p>8,9866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8.986614" calcext:value-type="float">
            <text:p>8,9866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.986614" calcext:value-type="float">
            <text:p>8,9866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8.986614" calcext:value-type="float">
            <text:p>8,9866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8.986614" calcext:value-type="float">
            <text:p>8,9866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8.986614" calcext:value-type="float">
            <text:p>8,9866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8.986614" calcext:value-type="float">
            <text:p>8,9866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8.986614" calcext:value-type="float">
            <text:p>8,9866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8.986614" calcext:value-type="float">
            <text:p>8,9866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8.986614" calcext:value-type="float">
            <text:p>8,9866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8.986614" calcext:value-type="float">
            <text:p>8,9866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8.93552" calcext:value-type="float">
            <text:p>8,935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8.93552" calcext:value-type="float">
            <text:p>8,935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8.93552" calcext:value-type="float">
            <text:p>8,935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8.93552" calcext:value-type="float">
            <text:p>8,935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8.93552" calcext:value-type="float">
            <text:p>8,935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8.93552" calcext:value-type="float">
            <text:p>8,935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8.93552" calcext:value-type="float">
            <text:p>8,935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8.93552" calcext:value-type="float">
            <text:p>8,935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8.93552" calcext:value-type="float">
            <text:p>8,935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8.93552" calcext:value-type="float">
            <text:p>8,935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8.93552" calcext:value-type="float">
            <text:p>8,935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.93552" calcext:value-type="float">
            <text:p>8,935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.93552" calcext:value-type="float">
            <text:p>8,935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.93552" calcext:value-type="float">
            <text:p>8,935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.93552" calcext:value-type="float">
            <text:p>8,935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.93552" calcext:value-type="float">
            <text:p>8,935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.93552" calcext:value-type="float">
            <text:p>8,935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.93552" calcext:value-type="float">
            <text:p>8,935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.93552" calcext:value-type="float">
            <text:p>8,935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.93552" calcext:value-type="float">
            <text:p>8,935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.93552" calcext:value-type="float">
            <text:p>8,935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.93552" calcext:value-type="float">
            <text:p>8,935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.93552" calcext:value-type="float">
            <text:p>8,935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.93552" calcext:value-type="float">
            <text:p>8,935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.93552" calcext:value-type="float">
            <text:p>8,935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.93552" calcext:value-type="float">
            <text:p>8,935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.93552" calcext:value-type="float">
            <text:p>8,935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8.93552" calcext:value-type="float">
            <text:p>8,935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8.93552" calcext:value-type="float">
            <text:p>8,935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8.93552" calcext:value-type="float">
            <text:p>8,935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8.93552" calcext:value-type="float">
            <text:p>8,935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8.93552" calcext:value-type="float">
            <text:p>8,935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8.93552" calcext:value-type="float">
            <text:p>8,935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8.93552" calcext:value-type="float">
            <text:p>8,935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8.93552" calcext:value-type="float">
            <text:p>8,935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8.93552" calcext:value-type="float">
            <text:p>8,935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8.93552" calcext:value-type="float">
            <text:p>8,935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8.93552" calcext:value-type="float">
            <text:p>8,935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8.93552" calcext:value-type="float">
            <text:p>8,935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8.93552" calcext:value-type="float">
            <text:p>8,935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8.93552" calcext:value-type="float">
            <text:p>8,935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8.93552" calcext:value-type="float">
            <text:p>8,935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8.93552" calcext:value-type="float">
            <text:p>8,935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8.93552" calcext:value-type="float">
            <text:p>8,935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8.793491" calcext:value-type="float">
            <text:p>8,7934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8.793491" calcext:value-type="float">
            <text:p>8,7934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8.793491" calcext:value-type="float">
            <text:p>8,7934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8.793491" calcext:value-type="float">
            <text:p>8,7934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8.793491" calcext:value-type="float">
            <text:p>8,7934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8.793491" calcext:value-type="float">
            <text:p>8,7934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8.793491" calcext:value-type="float">
            <text:p>8,7934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8.793491" calcext:value-type="float">
            <text:p>8,7934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8.793491" calcext:value-type="float">
            <text:p>8,7934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8.793491" calcext:value-type="float">
            <text:p>8,7934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8.793491" calcext:value-type="float">
            <text:p>8,7934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8.793491" calcext:value-type="float">
            <text:p>8,7934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8.793491" calcext:value-type="float">
            <text:p>8,7934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8.793491" calcext:value-type="float">
            <text:p>8,7934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8.793491" calcext:value-type="float">
            <text:p>8,7934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8.793491" calcext:value-type="float">
            <text:p>8,7934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8.793491" calcext:value-type="float">
            <text:p>8,7934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8.793491" calcext:value-type="float">
            <text:p>8,7934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8.793491" calcext:value-type="float">
            <text:p>8,7934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8.793491" calcext:value-type="float">
            <text:p>8,7934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8.793491" calcext:value-type="float">
            <text:p>8,7934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8.793491" calcext:value-type="float">
            <text:p>8,7934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8.793491" calcext:value-type="float">
            <text:p>8,7934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8.793491" calcext:value-type="float">
            <text:p>8,7934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8.793491" calcext:value-type="float">
            <text:p>8,7934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8.793491" calcext:value-type="float">
            <text:p>8,7934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8.793491" calcext:value-type="float">
            <text:p>8,7934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8.793491" calcext:value-type="float">
            <text:p>8,7934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8.793491" calcext:value-type="float">
            <text:p>8,7934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8.793491" calcext:value-type="float">
            <text:p>8,7934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8.793491" calcext:value-type="float">
            <text:p>8,7934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8.793491" calcext:value-type="float">
            <text:p>8,7934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8.793491" calcext:value-type="float">
            <text:p>8,7934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8.793491" calcext:value-type="float">
            <text:p>8,7934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8.793491" calcext:value-type="float">
            <text:p>8,7934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8.793491" calcext:value-type="float">
            <text:p>8,7934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8.793491" calcext:value-type="float">
            <text:p>8,7934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8.793491" calcext:value-type="float">
            <text:p>8,7934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8.793491" calcext:value-type="float">
            <text:p>8,7934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8.793491" calcext:value-type="float">
            <text:p>8,7934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8.793491" calcext:value-type="float">
            <text:p>8,7934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8.793491" calcext:value-type="float">
            <text:p>8,7934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8.793491" calcext:value-type="float">
            <text:p>8,7934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8.793491" calcext:value-type="float">
            <text:p>8,7934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8.793491" calcext:value-type="float">
            <text:p>8,7934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8.793491" calcext:value-type="float">
            <text:p>8,7934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8.793491" calcext:value-type="float">
            <text:p>8,7934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.793491" calcext:value-type="float">
            <text:p>8,7934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8.793491" calcext:value-type="float">
            <text:p>8,7934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8.793491" calcext:value-type="float">
            <text:p>8,7934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8.793491" calcext:value-type="float">
            <text:p>8,7934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8.793491" calcext:value-type="float">
            <text:p>8,7934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8.793491" calcext:value-type="float">
            <text:p>8,7934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8.793491" calcext:value-type="float">
            <text:p>8,7934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8.793491" calcext:value-type="float">
            <text:p>8,7934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8.793491" calcext:value-type="float">
            <text:p>8,7934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8.793491" calcext:value-type="float">
            <text:p>8,7934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8.793491" calcext:value-type="float">
            <text:p>8,7934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8.793491" calcext:value-type="float">
            <text:p>8,7934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8.793491" calcext:value-type="float">
            <text:p>8,7934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8.740574" calcext:value-type="float">
            <text:p>8,7405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8.740574" calcext:value-type="float">
            <text:p>8,7405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8.740574" calcext:value-type="float">
            <text:p>8,7405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8.740574" calcext:value-type="float">
            <text:p>8,7405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8.740574" calcext:value-type="float">
            <text:p>8,7405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8.740574" calcext:value-type="float">
            <text:p>8,7405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8.740574" calcext:value-type="float">
            <text:p>8,7405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8.740574" calcext:value-type="float">
            <text:p>8,7405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8.740574" calcext:value-type="float">
            <text:p>8,7405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8.740574" calcext:value-type="float">
            <text:p>8,7405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8.740574" calcext:value-type="float">
            <text:p>8,7405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8.740574" calcext:value-type="float">
            <text:p>8,7405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8.740574" calcext:value-type="float">
            <text:p>8,7405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8.740574" calcext:value-type="float">
            <text:p>8,7405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8.740574" calcext:value-type="float">
            <text:p>8,7405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8.740574" calcext:value-type="float">
            <text:p>8,7405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8.740574" calcext:value-type="float">
            <text:p>8,7405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8.740574" calcext:value-type="float">
            <text:p>8,7405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8.740574" calcext:value-type="float">
            <text:p>8,7405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8.740574" calcext:value-type="float">
            <text:p>8,7405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8.740574" calcext:value-type="float">
            <text:p>8,7405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8.740574" calcext:value-type="float">
            <text:p>8,7405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8.740574" calcext:value-type="float">
            <text:p>8,7405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8.740574" calcext:value-type="float">
            <text:p>8,7405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8.740574" calcext:value-type="float">
            <text:p>8,7405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8.740574" calcext:value-type="float">
            <text:p>8,7405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8.740574" calcext:value-type="float">
            <text:p>8,7405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8.740574" calcext:value-type="float">
            <text:p>8,7405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8.740574" calcext:value-type="float">
            <text:p>8,7405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8.740574" calcext:value-type="float">
            <text:p>8,7405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8.740574" calcext:value-type="float">
            <text:p>8,7405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8.740574" calcext:value-type="float">
            <text:p>8,7405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8.740574" calcext:value-type="float">
            <text:p>8,7405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8.740574" calcext:value-type="float">
            <text:p>8,7405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8.740574" calcext:value-type="float">
            <text:p>8,7405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8.740574" calcext:value-type="float">
            <text:p>8,7405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8.740574" calcext:value-type="float">
            <text:p>8,7405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8.740574" calcext:value-type="float">
            <text:p>8,7405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8.740574" calcext:value-type="float">
            <text:p>8,7405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8.740574" calcext:value-type="float">
            <text:p>8,7405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8.740574" calcext:value-type="float">
            <text:p>8,7405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8.740574" calcext:value-type="float">
            <text:p>8,7405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8.740574" calcext:value-type="float">
            <text:p>8,7405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8.740574" calcext:value-type="float">
            <text:p>8,7405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8.740574" calcext:value-type="float">
            <text:p>8,7405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8.740574" calcext:value-type="float">
            <text:p>8,7405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8.740574" calcext:value-type="float">
            <text:p>8,7405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8.740574" calcext:value-type="float">
            <text:p>8,7405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8.740574" calcext:value-type="float">
            <text:p>8,7405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8.740574" calcext:value-type="float">
            <text:p>8,7405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8.740574" calcext:value-type="float">
            <text:p>8,7405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8.740574" calcext:value-type="float">
            <text:p>8,7405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8.740574" calcext:value-type="float">
            <text:p>8,7405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8.740574" calcext:value-type="float">
            <text:p>8,7405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8.740574" calcext:value-type="float">
            <text:p>8,7405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8.740574" calcext:value-type="float">
            <text:p>8,7405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8.740574" calcext:value-type="float">
            <text:p>8,7405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8.740574" calcext:value-type="float">
            <text:p>8,7405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8.753584" calcext:value-type="float">
            <text:p>8,75358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8.753584" calcext:value-type="float">
            <text:p>8,75358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8.753584" calcext:value-type="float">
            <text:p>8,75358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8.753584" calcext:value-type="float">
            <text:p>8,75358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8.753584" calcext:value-type="float">
            <text:p>8,75358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8.753584" calcext:value-type="float">
            <text:p>8,75358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8.753584" calcext:value-type="float">
            <text:p>8,75358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8.753584" calcext:value-type="float">
            <text:p>8,75358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8.753584" calcext:value-type="float">
            <text:p>8,75358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8.753584" calcext:value-type="float">
            <text:p>8,75358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8.753584" calcext:value-type="float">
            <text:p>8,75358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8.753584" calcext:value-type="float">
            <text:p>8,75358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8.753584" calcext:value-type="float">
            <text:p>8,75358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8.753584" calcext:value-type="float">
            <text:p>8,75358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8.753584" calcext:value-type="float">
            <text:p>8,75358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8.753584" calcext:value-type="float">
            <text:p>8,75358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8.753584" calcext:value-type="float">
            <text:p>8,75358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8.753584" calcext:value-type="float">
            <text:p>8,75358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8.753584" calcext:value-type="float">
            <text:p>8,75358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8.753584" calcext:value-type="float">
            <text:p>8,75358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.747083" calcext:value-type="float">
            <text:p>8,747083</text:p>
          </table:table-cell>
          <table:table-cell office:value-type="float" office:value="21" calcext:value-type="float">
            <text:p>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.00.0000</text:date>, <text:time style:data-style-name="N2" text:time-value="17:15:45.307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_64 LibreOffice_project/5e3e00a007d9b3b6efb6797a8b8e57b51ab1f737</meta:generator>
    <dc:date>2016-06-05T17:15:52.479000000</dc:date>
    <meta:editing-duration>PT1M15S</meta:editing-duration>
    <meta:editing-cycles>2</meta:editing-cycles>
    <meta:document-statistic meta:table-count="1" meta:cell-count="30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'cameraslog_4.log'.A2:'cameraslog_4.log'.C1001 'cameraslog_4.log'.B1:'cameraslog_4.log'.C1" chart:data-source-has-labels="row" svg:x="0.32cm" svg:y="0.18cm" svg:width="11.01cm" svg:height="8.64cm">
          <chartooo:coordinate-region svg:x="0.95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'cameraslog_4.log'.B2:'cameraslog_4.log'.B1001" chart:label-cell-address="'cameraslog_4.log'.B1:'cameraslog_4.log'.B1" chart:class="chart:scatter">
            <chart:domain table:cell-range-address="'cameraslog_4.log'.A2:'cameraslog_4.log'.A1001"/>
            <chart:data-point chart:repeated="1000"/>
          </chart:series>
          <chart:series chart:style-name="ch8" chart:values-cell-range-address="'cameraslog_4.log'.C2:'cameraslog_4.log'.C1001" chart:label-cell-address="'cameraslog_4.log'.C1:'cameraslog_4.log'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'cameraslog_4.log'.B1:'cameraslog_4.log'.B1</svg:desc>
                </draw:g>
              </table:table-cell>
              <table:table-cell office:value-type="string">
                <text:p>number of cameras</text:p>
                <draw:g>
                  <svg:desc>'cameraslog_4.log'.C1:'cameraslog_4.log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ameraslog_4.log'.A2:'cameraslog_4.log'.A1001</svg:desc>
                </draw:g>
              </table:table-cell>
              <table:table-cell office:value-type="float" office:value="13.572056">
                <text:p>13.572056</text:p>
                <draw:g>
                  <svg:desc>'cameraslog_4.log'.B2:'cameraslog_4.log'.B1001</svg:desc>
                </draw:g>
              </table:table-cell>
              <table:table-cell office:value-type="float" office:value="17">
                <text:p>17</text:p>
                <draw:g>
                  <svg:desc>'cameraslog_4.log'.C2:'cameraslog_4.log'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35205">
                <text:p>13.352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3.266589">
                <text:p>13.2665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.674235">
                <text:p>12.6742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.920302">
                <text:p>12.9203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3.250779">
                <text:p>13.2507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3.393717">
                <text:p>13.3937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3.561761">
                <text:p>13.56176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3.794833">
                <text:p>13.7948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3.566489">
                <text:p>13.5664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3.566489">
                <text:p>13.5664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4.072435">
                <text:p>14.0724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.79399">
                <text:p>13.793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.566336">
                <text:p>14.56633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4.890354">
                <text:p>14.8903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4.675007">
                <text:p>14.67500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4.675007">
                <text:p>14.67500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4.675007">
                <text:p>14.67500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4.675007">
                <text:p>14.67500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4.693607">
                <text:p>14.69360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4.17287">
                <text:p>14.1728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4.192401">
                <text:p>14.1924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4.192401">
                <text:p>14.1924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4.470869">
                <text:p>14.47086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3.997386">
                <text:p>13.99738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4.094856">
                <text:p>14.09485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4.094856">
                <text:p>14.09485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4.094856">
                <text:p>14.09485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4.094856">
                <text:p>14.09485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4.094856">
                <text:p>14.09485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3.874809">
                <text:p>13.87480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3.713244">
                <text:p>13.71324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3.96578">
                <text:p>13.9657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3.887809">
                <text:p>13.88780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3.887809">
                <text:p>13.88780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3.648264">
                <text:p>13.64826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4.024232">
                <text:p>14.02423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4.024232">
                <text:p>14.02423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3.828475">
                <text:p>13.8284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3.45248">
                <text:p>13.4524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3.022824">
                <text:p>13.0228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3.022824">
                <text:p>13.0228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3.309535">
                <text:p>13.3095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3.309535">
                <text:p>13.3095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3.309535">
                <text:p>13.3095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3.309535">
                <text:p>13.3095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3.309535">
                <text:p>13.3095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3.309535">
                <text:p>13.3095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3.309535">
                <text:p>13.3095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3.309535">
                <text:p>13.3095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3.309535">
                <text:p>13.3095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3.309535">
                <text:p>13.3095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3.309535">
                <text:p>13.3095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3.309535">
                <text:p>13.3095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2.814811">
                <text:p>12.8148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2.814811">
                <text:p>12.8148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2.814811">
                <text:p>12.8148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1.715963">
                <text:p>11.71596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1.715963">
                <text:p>11.71596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1.715963">
                <text:p>11.71596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1.715963">
                <text:p>11.71596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1.715963">
                <text:p>11.71596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1.715963">
                <text:p>11.71596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1.715963">
                <text:p>11.71596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1.715963">
                <text:p>11.71596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1.715963">
                <text:p>11.71596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1.715954">
                <text:p>11.71595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1.715954">
                <text:p>11.71595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1.715954">
                <text:p>11.71595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1.715954">
                <text:p>11.71595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1.715954">
                <text:p>11.71595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1.715954">
                <text:p>11.71595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1.866323">
                <text:p>11.8663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1.845932">
                <text:p>11.84593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2.117925">
                <text:p>12.1179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2.117925">
                <text:p>12.1179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2.117925">
                <text:p>12.1179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2.117925">
                <text:p>12.1179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2.117925">
                <text:p>12.1179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2.117925">
                <text:p>12.1179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2.117925">
                <text:p>12.1179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2.117925">
                <text:p>12.1179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2.117925">
                <text:p>12.1179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2.117925">
                <text:p>12.1179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2.117925">
                <text:p>12.1179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2.117925">
                <text:p>12.1179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2.117925">
                <text:p>12.1179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2.117925">
                <text:p>12.1179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1.865415">
                <text:p>11.8654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1.450461">
                <text:p>11.4504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1.450461">
                <text:p>11.4504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1.450461">
                <text:p>11.4504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1.392869">
                <text:p>11.39286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1.231303">
                <text:p>11.23130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1.392882">
                <text:p>11.39288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1.392882">
                <text:p>11.39288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1.321382">
                <text:p>11.32138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1.321382">
                <text:p>11.32138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1.321382">
                <text:p>11.32138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1.321382">
                <text:p>11.32138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1.29451">
                <text:p>11.294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1.262032">
                <text:p>11.2620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1.262032">
                <text:p>11.2620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1.262032">
                <text:p>11.2620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1.262032">
                <text:p>11.2620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1.262032">
                <text:p>11.2620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1.262032">
                <text:p>11.2620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1.262032">
                <text:p>11.2620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1.126516">
                <text:p>11.1265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1.126516">
                <text:p>11.1265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.009543">
                <text:p>11.00954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1.009543">
                <text:p>11.00954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.009543">
                <text:p>11.00954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1.009543">
                <text:p>11.00954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.009543">
                <text:p>11.00954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.009543">
                <text:p>11.00954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0.80248">
                <text:p>10.8024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0.80248">
                <text:p>10.8024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0.80248">
                <text:p>10.8024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0.80248">
                <text:p>10.8024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0.80248">
                <text:p>10.8024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0.80248">
                <text:p>10.8024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0.80248">
                <text:p>10.8024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0.80248">
                <text:p>10.8024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0.80248">
                <text:p>10.8024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0.80248">
                <text:p>10.8024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0.80248">
                <text:p>10.8024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0.893459">
                <text:p>10.8934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0.912013">
                <text:p>10.91201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0.912013">
                <text:p>10.91201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0.893394">
                <text:p>10.89339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0.893394">
                <text:p>10.89339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0.893394">
                <text:p>10.89339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0.893394">
                <text:p>10.89339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0.789456">
                <text:p>10.7894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0.633492">
                <text:p>10.63349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0.633492">
                <text:p>10.63349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0.633492">
                <text:p>10.63349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0.633492">
                <text:p>10.63349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0.633492">
                <text:p>10.63349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0.413483">
                <text:p>10.4134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0.413483">
                <text:p>10.4134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0.413483">
                <text:p>10.4134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0.413483">
                <text:p>10.4134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0.413483">
                <text:p>10.4134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0.413483">
                <text:p>10.4134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0.413483">
                <text:p>10.4134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0.413483">
                <text:p>10.4134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0.413483">
                <text:p>10.4134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0.413483">
                <text:p>10.4134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0.413483">
                <text:p>10.4134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0.413483">
                <text:p>10.4134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0.413483">
                <text:p>10.4134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0.413483">
                <text:p>10.4134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0.413483">
                <text:p>10.4134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0.413483">
                <text:p>10.4134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0.413483">
                <text:p>10.4134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0.413483">
                <text:p>10.4134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0.413483">
                <text:p>10.4134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0.413483">
                <text:p>10.4134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0.173929">
                <text:p>10.17392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0.088589">
                <text:p>10.0885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0.088589">
                <text:p>10.0885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0.088589">
                <text:p>10.0885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0.088589">
                <text:p>10.0885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0.088589">
                <text:p>10.0885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0.088589">
                <text:p>10.0885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0.088589">
                <text:p>10.0885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0.088589">
                <text:p>10.0885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0.088589">
                <text:p>10.0885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0.088589">
                <text:p>10.0885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0.088589">
                <text:p>10.0885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0.088589">
                <text:p>10.0885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0.088589">
                <text:p>10.0885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9.823054">
                <text:p>9.8230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9.823054">
                <text:p>9.8230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9.823054">
                <text:p>9.8230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9.823054">
                <text:p>9.8230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9.823054">
                <text:p>9.8230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9.823054">
                <text:p>9.8230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9.823054">
                <text:p>9.8230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9.823054">
                <text:p>9.8230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9.823054">
                <text:p>9.8230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9.849023">
                <text:p>9.8490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9.849023">
                <text:p>9.8490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9.849023">
                <text:p>9.8490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9.849023">
                <text:p>9.8490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9.849023">
                <text:p>9.8490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9.849023">
                <text:p>9.8490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9.849023">
                <text:p>9.8490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9.849023">
                <text:p>9.8490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9.849023">
                <text:p>9.8490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9.849023">
                <text:p>9.8490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9.849023">
                <text:p>9.8490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9.849023">
                <text:p>9.8490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9.849023">
                <text:p>9.8490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9.849023">
                <text:p>9.8490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9.849023">
                <text:p>9.8490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9.849023">
                <text:p>9.8490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9.849023">
                <text:p>9.8490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9.849023">
                <text:p>9.8490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9.849023">
                <text:p>9.8490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9.849023">
                <text:p>9.8490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9.849023">
                <text:p>9.8490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9.849023">
                <text:p>9.8490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9.849023">
                <text:p>9.8490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9.849023">
                <text:p>9.8490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9.849023">
                <text:p>9.8490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9.849023">
                <text:p>9.8490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9.849023">
                <text:p>9.8490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9.810941">
                <text:p>9.81094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9.810941">
                <text:p>9.81094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9.810941">
                <text:p>9.81094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9.810941">
                <text:p>9.81094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9.810941">
                <text:p>9.81094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9.738598">
                <text:p>9.738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9.635484">
                <text:p>9.63548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9.797073">
                <text:p>9.79707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9.797073">
                <text:p>9.79707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9.797073">
                <text:p>9.79707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9.797073">
                <text:p>9.79707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9.797073">
                <text:p>9.79707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9.797073">
                <text:p>9.79707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9.797073">
                <text:p>9.79707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9.797073">
                <text:p>9.79707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9.797073">
                <text:p>9.79707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9.797073">
                <text:p>9.79707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9.797073">
                <text:p>9.79707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9.796132">
                <text:p>9.7961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9.783117">
                <text:p>9.783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9.790493">
                <text:p>9.7904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9.790493">
                <text:p>9.7904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9.757154">
                <text:p>9.7571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9.757154">
                <text:p>9.7571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9.757154">
                <text:p>9.7571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9.673614">
                <text:p>9.6736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9.673614">
                <text:p>9.6736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9.673614">
                <text:p>9.6736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9.673614">
                <text:p>9.6736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9.673614">
                <text:p>9.6736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9.673614">
                <text:p>9.6736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9.673614">
                <text:p>9.6736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9.673614">
                <text:p>9.6736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9.673614">
                <text:p>9.6736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9.673614">
                <text:p>9.6736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9.673614">
                <text:p>9.6736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9.673614">
                <text:p>9.6736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9.673614">
                <text:p>9.6736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9.673614">
                <text:p>9.6736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9.673614">
                <text:p>9.6736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9.673614">
                <text:p>9.6736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9.673614">
                <text:p>9.6736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9.673614">
                <text:p>9.6736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9.673614">
                <text:p>9.6736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9.673614">
                <text:p>9.6736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9.673614">
                <text:p>9.6736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9.673614">
                <text:p>9.6736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9.673614">
                <text:p>9.6736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9.673614">
                <text:p>9.6736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9.673614">
                <text:p>9.6736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9.673614">
                <text:p>9.6736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9.673614">
                <text:p>9.6736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9.673614">
                <text:p>9.6736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9.673614">
                <text:p>9.6736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9.673614">
                <text:p>9.6736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9.673614">
                <text:p>9.6736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9.673614">
                <text:p>9.6736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9.673614">
                <text:p>9.6736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9.673614">
                <text:p>9.6736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9.673614">
                <text:p>9.6736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9.673614">
                <text:p>9.6736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9.673614">
                <text:p>9.6736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9.673614">
                <text:p>9.6736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9.673614">
                <text:p>9.6736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9.673614">
                <text:p>9.6736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9.673614">
                <text:p>9.6736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9.673614">
                <text:p>9.6736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9.673614">
                <text:p>9.6736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9.673614">
                <text:p>9.6736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9.673614">
                <text:p>9.6736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9.673614">
                <text:p>9.6736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9.673614">
                <text:p>9.6736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9.673614">
                <text:p>9.6736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9.673614">
                <text:p>9.6736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9.673614">
                <text:p>9.6736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9.673614">
                <text:p>9.6736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9.434085">
                <text:p>9.4340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9.434085">
                <text:p>9.4340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9.434085">
                <text:p>9.4340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9.434085">
                <text:p>9.4340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9.434085">
                <text:p>9.4340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9.434085">
                <text:p>9.4340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9.434085">
                <text:p>9.4340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9.434085">
                <text:p>9.4340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9.434085">
                <text:p>9.4340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9.434085">
                <text:p>9.4340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9.434085">
                <text:p>9.4340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9.434085">
                <text:p>9.4340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9.434085">
                <text:p>9.4340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9.4081">
                <text:p>9.40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9.4081">
                <text:p>9.40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9.4081">
                <text:p>9.40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9.4081">
                <text:p>9.40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9.4081">
                <text:p>9.40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9.4081">
                <text:p>9.40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9.4081">
                <text:p>9.40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9.4081">
                <text:p>9.40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9.375599">
                <text:p>9.3755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9.375599">
                <text:p>9.3755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9.375599">
                <text:p>9.3755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9.375599">
                <text:p>9.3755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9.375599">
                <text:p>9.3755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9.375599">
                <text:p>9.3755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9.375599">
                <text:p>9.3755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9.375599">
                <text:p>9.3755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9.375599">
                <text:p>9.3755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9.375599">
                <text:p>9.3755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9.375599">
                <text:p>9.3755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9.375599">
                <text:p>9.3755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9.375599">
                <text:p>9.3755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9.375599">
                <text:p>9.3755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9.375599">
                <text:p>9.3755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9.375599">
                <text:p>9.3755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9.36998">
                <text:p>9.3699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9.36998">
                <text:p>9.3699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9.36998">
                <text:p>9.3699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9.36998">
                <text:p>9.3699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9.36998">
                <text:p>9.3699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9.36998">
                <text:p>9.3699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9.36998">
                <text:p>9.3699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9.36998">
                <text:p>9.3699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9.36998">
                <text:p>9.3699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9.36998">
                <text:p>9.3699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9.36998">
                <text:p>9.3699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9.297606">
                <text:p>9.29760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9.297606">
                <text:p>9.29760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9.297606">
                <text:p>9.29760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9.297606">
                <text:p>9.29760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9.297606">
                <text:p>9.29760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9.297606">
                <text:p>9.29760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9.297606">
                <text:p>9.29760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9.297606">
                <text:p>9.29760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9.297606">
                <text:p>9.29760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9.297606">
                <text:p>9.29760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9.297606">
                <text:p>9.29760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9.297606">
                <text:p>9.29760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9.297606">
                <text:p>9.29760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9.297606">
                <text:p>9.29760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9.297606">
                <text:p>9.29760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9.23349">
                <text:p>9.233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9.23349">
                <text:p>9.233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9.23349">
                <text:p>9.233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9.23349">
                <text:p>9.233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9.23349">
                <text:p>9.233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9.23349">
                <text:p>9.233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9.23349">
                <text:p>9.233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9.23349">
                <text:p>9.233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9.23349">
                <text:p>9.233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9.23349">
                <text:p>9.233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9.23349">
                <text:p>9.233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9.23349">
                <text:p>9.233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9.23349">
                <text:p>9.233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9.23349">
                <text:p>9.233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9.23349">
                <text:p>9.233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9.23349">
                <text:p>9.233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9.23349">
                <text:p>9.233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9.23349">
                <text:p>9.233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9.23349">
                <text:p>9.233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9.23349">
                <text:p>9.233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9.23349">
                <text:p>9.233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9.23349">
                <text:p>9.233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9.23349">
                <text:p>9.233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9.23349">
                <text:p>9.233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9.175919">
                <text:p>9.17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9.15552">
                <text:p>9.155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9.15552">
                <text:p>9.155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9.15552">
                <text:p>9.155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9.15552">
                <text:p>9.155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9.15552">
                <text:p>9.155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9.15552">
                <text:p>9.155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9.15552">
                <text:p>9.155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9.15552">
                <text:p>9.155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9.15552">
                <text:p>9.155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9.15552">
                <text:p>9.155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9.15552">
                <text:p>9.155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9.15552">
                <text:p>9.155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9.15552">
                <text:p>9.155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9.15552">
                <text:p>9.155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9.15552">
                <text:p>9.155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9.15552">
                <text:p>9.155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9.15552">
                <text:p>9.155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9.15552">
                <text:p>9.155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9.15552">
                <text:p>9.155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9.15552">
                <text:p>9.155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9.15552">
                <text:p>9.155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9.15552">
                <text:p>9.155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9.15552">
                <text:p>9.155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9.15552">
                <text:p>9.155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9.006981">
                <text:p>9.00698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8.986614">
                <text:p>8.9866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8.986614">
                <text:p>8.9866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8.986614">
                <text:p>8.9866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8.986614">
                <text:p>8.9866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8.986614">
                <text:p>8.9866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8.986614">
                <text:p>8.9866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8.986614">
                <text:p>8.9866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8.986614">
                <text:p>8.9866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8.986614">
                <text:p>8.9866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8.986614">
                <text:p>8.9866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8.986614">
                <text:p>8.9866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8.986614">
                <text:p>8.9866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8.986614">
                <text:p>8.9866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8.93552">
                <text:p>8.935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8.93552">
                <text:p>8.935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8.93552">
                <text:p>8.935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8.93552">
                <text:p>8.935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8.93552">
                <text:p>8.935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8.93552">
                <text:p>8.935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8.93552">
                <text:p>8.935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8.93552">
                <text:p>8.935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8.93552">
                <text:p>8.935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8.93552">
                <text:p>8.935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8.93552">
                <text:p>8.935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8.93552">
                <text:p>8.935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8.93552">
                <text:p>8.935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8.93552">
                <text:p>8.935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8.93552">
                <text:p>8.935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8.93552">
                <text:p>8.935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8.93552">
                <text:p>8.935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8.93552">
                <text:p>8.935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8.93552">
                <text:p>8.935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8.93552">
                <text:p>8.935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8.93552">
                <text:p>8.935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8.93552">
                <text:p>8.935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8.93552">
                <text:p>8.935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8.93552">
                <text:p>8.935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8.93552">
                <text:p>8.935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8.93552">
                <text:p>8.935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8.93552">
                <text:p>8.935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8.93552">
                <text:p>8.935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8.93552">
                <text:p>8.935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8.93552">
                <text:p>8.935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8.93552">
                <text:p>8.935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8.93552">
                <text:p>8.935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8.93552">
                <text:p>8.935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8.93552">
                <text:p>8.935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8.93552">
                <text:p>8.935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8.93552">
                <text:p>8.935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8.93552">
                <text:p>8.935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8.93552">
                <text:p>8.935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8.93552">
                <text:p>8.935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8.93552">
                <text:p>8.935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8.93552">
                <text:p>8.935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8.93552">
                <text:p>8.935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8.93552">
                <text:p>8.935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8.93552">
                <text:p>8.935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8.793491">
                <text:p>8.7934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8.793491">
                <text:p>8.7934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8.793491">
                <text:p>8.7934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8.793491">
                <text:p>8.7934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8.793491">
                <text:p>8.7934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8.793491">
                <text:p>8.7934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8.793491">
                <text:p>8.7934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8.793491">
                <text:p>8.7934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8.793491">
                <text:p>8.7934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8.793491">
                <text:p>8.7934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8.793491">
                <text:p>8.7934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8.793491">
                <text:p>8.7934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8.793491">
                <text:p>8.7934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8.793491">
                <text:p>8.7934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8.793491">
                <text:p>8.7934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8.793491">
                <text:p>8.7934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8.793491">
                <text:p>8.7934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8.793491">
                <text:p>8.7934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8.793491">
                <text:p>8.7934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8.793491">
                <text:p>8.7934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8.793491">
                <text:p>8.7934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8.793491">
                <text:p>8.7934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8.793491">
                <text:p>8.7934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8.793491">
                <text:p>8.7934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8.793491">
                <text:p>8.7934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8.793491">
                <text:p>8.7934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8.793491">
                <text:p>8.7934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8.793491">
                <text:p>8.7934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8.793491">
                <text:p>8.7934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8.793491">
                <text:p>8.7934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8.793491">
                <text:p>8.7934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8.793491">
                <text:p>8.7934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8.793491">
                <text:p>8.7934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8.793491">
                <text:p>8.7934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8.793491">
                <text:p>8.7934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8.793491">
                <text:p>8.7934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8.793491">
                <text:p>8.7934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8.793491">
                <text:p>8.7934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8.793491">
                <text:p>8.7934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8.793491">
                <text:p>8.7934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8.793491">
                <text:p>8.7934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8.793491">
                <text:p>8.7934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8.793491">
                <text:p>8.7934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8.793491">
                <text:p>8.7934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8.793491">
                <text:p>8.7934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8.793491">
                <text:p>8.7934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8.793491">
                <text:p>8.7934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8.793491">
                <text:p>8.7934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8.793491">
                <text:p>8.7934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8.793491">
                <text:p>8.7934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8.793491">
                <text:p>8.7934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8.793491">
                <text:p>8.7934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8.793491">
                <text:p>8.7934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8.793491">
                <text:p>8.7934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8.793491">
                <text:p>8.7934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8.793491">
                <text:p>8.7934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8.793491">
                <text:p>8.7934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8.793491">
                <text:p>8.7934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8.793491">
                <text:p>8.7934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8.793491">
                <text:p>8.7934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8.740574">
                <text:p>8.7405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8.740574">
                <text:p>8.7405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8.740574">
                <text:p>8.7405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8.740574">
                <text:p>8.7405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8.740574">
                <text:p>8.7405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8.740574">
                <text:p>8.7405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8.740574">
                <text:p>8.7405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8.740574">
                <text:p>8.7405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8.740574">
                <text:p>8.7405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8.740574">
                <text:p>8.7405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8.740574">
                <text:p>8.7405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8.740574">
                <text:p>8.7405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8.740574">
                <text:p>8.7405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8.740574">
                <text:p>8.7405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8.740574">
                <text:p>8.7405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8.740574">
                <text:p>8.7405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8.740574">
                <text:p>8.7405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8.740574">
                <text:p>8.7405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8.740574">
                <text:p>8.7405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8.740574">
                <text:p>8.7405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8.740574">
                <text:p>8.7405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8.740574">
                <text:p>8.7405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8.740574">
                <text:p>8.7405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8.740574">
                <text:p>8.7405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8.740574">
                <text:p>8.7405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8.740574">
                <text:p>8.7405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8.740574">
                <text:p>8.7405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8.740574">
                <text:p>8.7405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8.740574">
                <text:p>8.7405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8.740574">
                <text:p>8.7405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8.740574">
                <text:p>8.7405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.740574">
                <text:p>8.7405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8.740574">
                <text:p>8.7405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8.740574">
                <text:p>8.7405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8.740574">
                <text:p>8.7405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8.740574">
                <text:p>8.7405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8.740574">
                <text:p>8.7405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8.740574">
                <text:p>8.7405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8.740574">
                <text:p>8.7405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8.740574">
                <text:p>8.7405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8.740574">
                <text:p>8.7405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8.740574">
                <text:p>8.7405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8.740574">
                <text:p>8.7405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8.740574">
                <text:p>8.7405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8.740574">
                <text:p>8.7405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8.740574">
                <text:p>8.7405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8.740574">
                <text:p>8.7405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8.740574">
                <text:p>8.7405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8.740574">
                <text:p>8.7405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8.740574">
                <text:p>8.7405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8.740574">
                <text:p>8.7405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8.740574">
                <text:p>8.7405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8.740574">
                <text:p>8.7405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8.740574">
                <text:p>8.7405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8.740574">
                <text:p>8.7405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8.740574">
                <text:p>8.7405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8.740574">
                <text:p>8.7405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8.740574">
                <text:p>8.7405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8.753584">
                <text:p>8.7535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8.753584">
                <text:p>8.7535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8.753584">
                <text:p>8.7535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8.753584">
                <text:p>8.7535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8.753584">
                <text:p>8.7535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8.753584">
                <text:p>8.7535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8.753584">
                <text:p>8.7535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8.753584">
                <text:p>8.7535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8.753584">
                <text:p>8.7535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8.753584">
                <text:p>8.7535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8.753584">
                <text:p>8.7535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8.753584">
                <text:p>8.7535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8.753584">
                <text:p>8.7535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8.753584">
                <text:p>8.7535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8.753584">
                <text:p>8.7535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8.753584">
                <text:p>8.7535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8.753584">
                <text:p>8.7535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8.753584">
                <text:p>8.7535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8.753584">
                <text:p>8.7535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8.753584">
                <text:p>8.7535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8.747083">
                <text:p>8.747083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